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rden Patrón Campeones RIOT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mbr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taPrincip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oria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poMP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adur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maduraPorNive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nioAtaqu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nioAtaquePorNivel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angoAtaque</text:p>
          </table:table-cell>
          <table:table-cell/>
          <table:table-cell office:value-type="string" calcext:value-type="string">
            <text:p>No se guarda BBDD!!!!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lAtaqu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lAtaquePorNive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i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itPorNive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id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daPorNivel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gVida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gVidaPorNivel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elMov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na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naPorNivel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gMan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gManaPorNivel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sMagic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MagicaPorNive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0">00/00/0000</text:date>, <text:time style:data-style-name="N2" text:time-value="19:03:44.2275796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9:46:01.549756969</meta:creation-date>
    <dc:date>2014-07-20T19:04:34.428460823</dc:date>
    <meta:editing-duration>P0D</meta:editing-duration>
    <meta:editing-cycles>2</meta:editing-cycles>
    <meta:generator>LibreOffice/4.2.4.2$Linux_X86_64 LibreOffice_project/420m0$Build-2</meta:generator>
    <meta:document-statistic meta:table-count="1" meta:cell-count="54" meta:object-count="0"/>
  </office:meta>
</office:document-meta>
</file>